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egoe UI" svg:font-family="'Segoe UI', 'Segoe UI Web (West European)', 'Segoe UI', apple-system, BlinkMacSystemFont, Roboto, 'Helvetica Neue', sans-serif"/>
    <style:font-face style:name="StarSymbol" svg:font-family="StarSymbol, 'Arial Unicode M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name-asian="Times New Roman" style:font-weight-asian="bold"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style:tab-stops>
          <style:tab-stop style:position="0.5in"/>
        </style:tab-stops>
      </style:paragraph-properties>
    </style:style>
    <style:style style:name="P8" style:family="paragraph" style:parent-style-name="Standard">
      <style:text-properties style:font-name-asian="Times New Roman"/>
    </style:style>
    <style:style style:name="P9" style:family="paragraph" style:parent-style-name="Standard">
      <style:text-properties officeooo:paragraph-rsid="000041af"/>
    </style:style>
    <style:style style:name="P10" style:family="paragraph" style:parent-style-name="Standard">
      <style:text-properties style:text-line-through-style="solid" style:text-line-through-type="single" fo:font-size="8pt" fo:font-weight="normal" style:font-size-asian="8pt" style:font-weight-asian="normal" style:font-size-complex="8pt" style:font-weight-complex="normal"/>
    </style:style>
    <style:style style:name="P11" style:family="paragraph" style:parent-style-name="Standard">
      <style:text-properties officeooo:rsid="0007128e" officeooo:paragraph-rsid="0007128e"/>
    </style:style>
    <style:style style:name="P12" style:family="paragraph" style:parent-style-name="Standard">
      <style:paragraph-properties fo:margin-left="0.5in" fo:margin-right="0in" fo:text-indent="0in" style:auto-text-indent="false">
        <style:tab-stops>
          <style:tab-stop style:position="0.5in"/>
        </style:tab-stops>
      </style:paragraph-properties>
    </style:style>
    <style:style style:name="P13" style:family="paragraph" style:parent-style-name="Text_20_body">
      <style:paragraph-properties fo:margin-left="0in" fo:margin-right="0in" fo:margin-top="0in" fo:margin-bottom="0in" style:contextual-spacing="false" fo:orphans="2" fo:widows="2" fo:text-indent="0in" style:auto-text-indent="false"/>
    </style:style>
    <style:style style:name="P1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5" style:family="paragraph" style:parent-style-name="Standard" style:list-style-name="WW8Num1">
      <style:paragraph-properties>
        <style:tab-stops>
          <style:tab-stop style:position="0.5in"/>
        </style:tab-stops>
      </style:paragraph-properties>
    </style:style>
    <style:style style:name="P16" style:family="paragraph" style:parent-style-name="Standard" style:list-style-name="WW8Num3">
      <style:paragraph-properties>
        <style:tab-stops>
          <style:tab-stop style:position="0.5in"/>
        </style:tab-stops>
      </style:paragraph-properties>
      <style:text-properties style:text-line-through-style="solid" style:text-line-through-type="single" fo:font-size="8pt" fo:font-weight="normal" style:font-size-asian="8pt" style:font-weight-asian="normal" style:font-size-complex="8pt" style:font-weight-complex="normal"/>
    </style:style>
    <style:style style:name="P17" style:family="paragraph" style:parent-style-name="Standard" style:list-style-name="WW8Num2">
      <style:paragraph-properties>
        <style:tab-stops>
          <style:tab-stop style:position="0.5in"/>
        </style:tab-stops>
      </style:paragraph-properties>
      <style:text-properties style:text-line-through-style="solid" style:text-line-through-type="single" fo:font-size="8pt" fo:background-color="transparent" style:font-size-asian="8pt" style:font-size-complex="8pt"/>
    </style:style>
    <style:style style:name="P18" style:family="paragraph" style:parent-style-name="Standard" style:list-style-name="WW8Num4">
      <style:paragraph-properties>
        <style:tab-stops>
          <style:tab-stop style:position="0.5in"/>
        </style:tab-stops>
      </style:paragraph-properties>
      <style:text-properties style:text-line-through-style="solid" style:text-line-through-type="single" fo:font-size="8pt" fo:background-color="transparent" style:font-size-asian="8pt" style:font-size-complex="8pt"/>
    </style:style>
    <style:style style:name="P19" style:family="paragraph" style:parent-style-name="Standard" style:list-style-name="WW8Num2">
      <style:paragraph-properties>
        <style:tab-stops>
          <style:tab-stop style:position="0.5in"/>
        </style:tab-stops>
      </style:paragraph-properties>
      <style:text-properties style:text-line-through-style="solid" style:text-line-through-type="single" fo:font-size="8pt" style:font-size-asian="8pt" style:font-size-complex="8pt"/>
    </style:style>
    <style:style style:name="P20" style:family="paragraph" style:parent-style-name="Standard" style:list-style-name="WW8Num4">
      <style:paragraph-properties>
        <style:tab-stops>
          <style:tab-stop style:position="0.5in"/>
        </style:tab-stops>
      </style:paragraph-properties>
      <style:text-properties style:text-line-through-style="solid" style:text-line-through-type="single" fo:font-size="8pt" style:font-size-asian="8pt" style:font-size-complex="8pt"/>
    </style:style>
    <style:style style:name="P21" style:family="paragraph" style:parent-style-name="Standard" style:list-style-name="WW8Num2">
      <style:paragraph-properties>
        <style:tab-stops>
          <style:tab-stop style:position="0.5in"/>
        </style:tab-stops>
      </style:paragraph-properties>
      <style:text-properties fo:font-size="8pt" style:font-size-asian="8pt" style:font-size-complex="8pt"/>
    </style:style>
    <style:style style:name="P22" style:family="paragraph" style:parent-style-name="Standard" style:list-style-name="WW8Num2">
      <style:paragraph-properties>
        <style:tab-stops>
          <style:tab-stop style:position="0.5in"/>
        </style:tab-stops>
      </style:paragraph-properties>
      <style:text-properties fo:font-size="8pt" fo:background-color="transparent" style:font-size-asian="8pt" style:font-size-complex="8pt"/>
    </style:style>
    <style:style style:name="P23" style:family="paragraph" style:parent-style-name="Standard" style:list-style-name="WW8Num4">
      <style:paragraph-properties>
        <style:tab-stops>
          <style:tab-stop style:position="0.5in"/>
        </style:tab-stops>
      </style:paragraph-properties>
      <style:text-properties fo:font-size="8pt" fo:background-color="transparent" style:font-size-asian="8pt" style:font-size-complex="8pt"/>
    </style:style>
    <style:style style:name="P24" style:family="paragraph" style:parent-style-name="Standard" style:list-style-name="WW8Num2">
      <style:paragraph-properties>
        <style:tab-stops>
          <style:tab-stop style:position="0.5in"/>
        </style:tab-stops>
      </style:paragraph-properties>
      <style:text-properties fo:background-color="#ffff00"/>
    </style:style>
    <style:style style:name="P25" style:family="paragraph" style:parent-style-name="Standard" style:list-style-name="WW8Num4">
      <style:paragraph-properties>
        <style:tab-stops>
          <style:tab-stop style:position="0.5in"/>
        </style:tab-stops>
      </style:paragraph-properties>
      <style:text-properties fo:background-color="#ffff00"/>
    </style:style>
    <style:style style:name="P26" style:family="paragraph" style:parent-style-name="Standard" style:list-style-name="WW8Num2">
      <style:paragraph-properties>
        <style:tab-stops>
          <style:tab-stop style:position="0.5in"/>
        </style:tab-stops>
      </style:paragraph-properties>
      <style:text-properties fo:background-color="#ffff00"/>
    </style:style>
    <style:style style:name="P27" style:family="paragraph" style:parent-style-name="Standard" style:list-style-name="WW8Num4">
      <style:paragraph-properties>
        <style:tab-stops>
          <style:tab-stop style:position="0.5in"/>
        </style:tab-stops>
      </style:paragraph-properties>
      <style:text-properties fo:font-size="10pt" fo:background-color="transparent" style:font-size-asian="10pt" style:font-size-complex="10pt"/>
    </style:style>
    <style:style style:name="P28" style:family="paragraph" style:parent-style-name="Standard" style:list-style-name="WW8Num2">
      <style:paragraph-properties>
        <style:tab-stops>
          <style:tab-stop style:position="0.5in"/>
        </style:tab-stops>
      </style:paragraph-properties>
      <style:text-properties fo:font-size="10pt" fo:background-color="transparent" style:font-size-asian="10pt" style:font-size-complex="10pt"/>
    </style:style>
    <style:style style:name="P29" style:family="paragraph" style:parent-style-name="Text_20_body" style:list-style-name="WW8Num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1874in"/>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loext:opacity="100%" style:font-name="Segoe UI" fo:font-size="11.25pt" fo:letter-spacing="normal" fo:font-style="normal" fo:font-weight="normal"/>
    </style:style>
    <style:style style:name="T5" style:family="text">
      <style:text-properties fo:font-variant="normal" fo:text-transform="none" fo:color="#000000" loext:opacity="100%" style:font-name="Segoe UI" fo:font-size="11.25pt" fo:letter-spacing="normal" fo:font-style="normal" fo:font-weight="normal" loext:padding="0in" loext:border="none"/>
    </style:style>
    <style:style style:name="T6" style:family="text">
      <style:text-properties officeooo:rsid="0000e8ca"/>
    </style:style>
    <style:style style:name="T7" style:family="text">
      <style:text-properties officeooo:rsid="0002a1a0"/>
    </style:style>
    <style:style style:name="T8" style:family="text">
      <style:text-properties officeooo:rsid="00053be1"/>
    </style:style>
    <style:style style:name="T9" style:family="text">
      <style:text-properties officeooo:rsid="00066ed9"/>
    </style:style>
    <style:style style:name="T10" style:family="text">
      <style:text-properties officeooo:rsid="0007128e"/>
    </style:style>
    <style:style style:name="T11" style:family="text">
      <style:text-properties style:text-line-through-style="none" style:text-line-through-type="none" officeooo:rsid="0007128e"/>
    </style:style>
    <style:style style:name="T12" style:family="text">
      <style:text-properties style:text-line-through-style="none" style:text-line-through-type="none" officeooo:rsid="000452d7"/>
    </style:style>
    <style:style style:name="T13" style:family="text">
      <style:text-properties style:text-line-through-style="none" style:text-line-through-type="none" officeooo:rsid="000aa060"/>
    </style:style>
    <style:style style:name="T14" style:family="text">
      <style:text-properties style:text-line-through-style="solid" style:text-line-through-type="single"/>
    </style:style>
    <style:style style:name="T15" style:family="text">
      <style:text-properties style:text-line-through-style="solid" style:text-line-through-type="single" officeooo:rsid="0007128e"/>
    </style:style>
    <style:style style:name="T16" style:family="text">
      <style:text-properties style:text-line-through-style="solid" style:text-line-through-type="single" officeooo:rsid="0000e8ca"/>
    </style:style>
    <style:style style:name="T17" style:family="text">
      <style:text-properties style:text-line-through-style="solid" style:text-line-through-type="single" style:text-underline-style="none"/>
    </style:style>
    <style:style style:name="T18" style:family="text">
      <style:text-properties officeooo:rsid="0008ee21"/>
    </style:style>
    <style:style style:name="T19" style:family="text">
      <style:text-properties officeooo:rsid="00094b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TATUS SHEET - CIS122/44</text:p>
      <text:p text:style-name="P4"/>
      <text:p text:style-name="P6">Fall 2021</text:p>
      <text:p text:style-name="P5"/>
      <text:p text:style-name="Standard">THIS STATUS SHEET MUST BE FILLED IN AND PASSED IN WITH THE FINAL - <text:span text:style-name="T2">IT IS A REQUIREMENT:</text:span></text:p>
      <text:p text:style-name="P2"/>
      <text:p text:style-name="Standard">NAME <text:span text:style-name="T10">Beverly Bartkowski<text:tab/></text:span></text:p>
      <text:p text:style-name="Standard"/>
      <text:p text:style-name="Standard">MAJOR <text:span text:style-name="T10">Computer Science</text:span> </text:p>
      <text:p text:style-name="Standard"/>
      <text:p text:style-name="Standard">EMAIL <text:span text:style-name="T10">bbartkowski11@bristolcc.edu</text:span></text:p>
      <text:p text:style-name="Standard"/>
      <text:p text:style-name="Standard">PHONE <text:s/><text:span text:style-name="T10">720-546-7082</text:span></text:p>
      <text:p text:style-name="P11">between the hours 10a - 6pm</text:p>
      <text:p text:style-name="Standard"/>
      <text:p text:style-name="Standard">(Best time to reach you)</text:p>
      <text:p text:style-name="Standard"/>
      <text:p text:style-name="Standard">Question: Have you registered for courses for next semester? If not, do you need some help deciding? Remember the deadline for registration is January 10<text:span text:style-name="T3">th</text:span>.</text:p>
      <text:p text:style-name="P11">No – hopefully graduating!</text:p>
      <text:p text:style-name="Standard">How many hours per week, on average, did you spend working on this course?</text:p>
      <text:p text:style-name="P11">~ 10-15</text:p>
      <text:p text:style-name="Standard"/>
      <text:p text:style-name="Standard">Remember, this status sheet is your insurance form to make sure that my grade sheet matches your records. So it is important to include the grade if possible when checking off your work. If there is a significant discrepancy, I will get in touch and we can resolve the problem.</text:p>
      <text:p text:style-name="Standard"/>
      <text:p text:style-name="P9">Enter one of the following or your own explanation: </text:p>
      <text:p text:style-name="P9">(1) Completed and already passed in,</text:p>
      <text:p text:style-name="P9">(2) passed in today,</text:p>
      <text:p text:style-name="P9">(3) coming sometime,</text:p>
      <text:p text:style-name="P9">(4) never coming,</text:p>
      <text:p text:style-name="P9">(5) we need to talk. Include the grade if you know it. Be sure to include the address/URL of your Web site</text:p>
      <text:p text:style-name="Standard"/>
      <text:p text:style-name="Standard">Status of Projects: You must provide the addresses on the status sheet!</text:p>
      <text:p text:style-name="Standard"/>
      <text:list xml:id="list2827996509" text:style-name="WW8Num1">
        <text:list-item>
          <text:p text:style-name="P15"><text:span text:style-name="T2">Web Project </text:span>(required to pass the course – assigned week #4) <text:span text:style-name="T1">- Address is:</text:span></text:p>
          <text:p text:style-name="P29"><text:a xlink:type="simple" xlink:href="http://cisweb.bristolcc.edu/~bbartkowski11/CIS122/website/index.html" office:target-frame-name="_blank" xlink:show="new" text:style-name="Internet_20_link" text:visited-style-name="Visited_20_Internet_20_Link"><text:span text:style-name="T5">http://cisweb.bristolcc.edu/~bbartkowski11/CIS122/website/index.html</text:span></text:a><text:span text:style-name="T4"> – Validated</text:span></text:p>
        </text:list-item>
      </text:list>
      <text:p text:style-name="P13"><text:a xlink:type="simple" xlink:href="http://cisweb.bristolcc.edu/~bbartkowski11/CIS122/website/about.html" office:target-frame-name="_blank" xlink:show="new" text:style-name="Internet_20_link" text:visited-style-name="Visited_20_Internet_20_Link"><text:span text:style-name="T5">http://cisweb.bristolcc.edu/~bbartkowski11/CIS122/website/about.html</text:span></text:a><text:span text:style-name="T4"> – Validated</text:span></text:p>
      <text:p text:style-name="P13"><text:a xlink:type="simple" xlink:href="http://cisweb.bristolcc.edu/~bbartkowski11/CIS122/website/products.html" office:target-frame-name="_blank" xlink:show="new" text:style-name="Internet_20_link" text:visited-style-name="Visited_20_Internet_20_Link"><text:span text:style-name="T5">http://cisweb.bristolcc.edu/~bbartkowski11/CIS122/website/products.html</text:span></text:a><text:span text:style-name="T4"> – Validated</text:span></text:p>
      <text:p text:style-name="P13"><text:a xlink:type="simple" xlink:href="http://cisweb.bristolcc.edu/~bbartkowski11/CIS122/website/sitemap.html" office:target-frame-name="_blank" xlink:show="new" text:style-name="Internet_20_link" text:visited-style-name="Visited_20_Internet_20_Link"><text:span text:style-name="T5">http://cisweb.bristolcc.edu/~bbartkowski11/CIS122/website/sitemap.html</text:span></text:a><text:span text:style-name="T4"> - Validated</text:span></text:p>
      <text:p text:style-name="P7"/>
      <text:list xml:id="list12630295828719" text:continue-numbering="true" text:style-name="WW8Num1">
        <text:list-item>
          <text:p text:style-name="P15"><text:span text:style-name="T2">JavaScript </text:span>on the Web project or separate site – assigned week #12<text:span text:style-name="T1">- Address is: </text:span></text:p>
        </text:list-item>
      </text:list>
      <text:p text:style-name="P1"/>
      <text:p text:style-name="P8"><text:soft-page-break/><text:s/><text:a xlink:type="simple" xlink:href="http://cisweb.bristolcc.edu/~bbartkowski11/CIS122/second_website/index.html" text:style-name="Internet_20_link" text:visited-style-name="Visited_20_Internet_20_Link">http://cisweb.bristolcc.edu/~bbartkowski11/CIS122/second_website/index.html</text:a> - <text:span text:style-name="T9">validated</text:span></text:p>
      <text:p text:style-name="Standard">Status of Assignments: (check the assignments you passed in - in all cases include the grade if you know it). If I missed something, please include it - sooner or later I will figure it out…</text:p>
      <text:p text:style-name="Standard"/>
      <text:p text:style-name="Standard">HTML.CSS <text:s/>and JavaScript Assignments: </text:p>
      <text:p text:style-name="P10"/>
      <text:list xml:id="list4146631525" text:style-name="WW8Num3">
        <text:list-item>
          <text:p text:style-name="P16">Survey of past experience (week #1) <text:span text:style-name="T6">1 </text:span><text:span text:style-name="T11">A+</text:span></text:p>
        </text:list-item>
        <text:list-item>
          <text:p text:style-name="P16">First HTML5 assignment (week #1) <text:span text:style-name="T7">1 </text:span><text:span text:style-name="T11">A</text:span></text:p>
        </text:list-item>
        <text:list-item>
          <text:p text:style-name="P16">Second HTML5 and CSS assignment (week #1) <text:span text:style-name="T7">1 </text:span><text:span text:style-name="T10">A</text:span></text:p>
        </text:list-item>
        <text:list-item>
          <text:p text:style-name="P16">Contact Joe or Kevin or me in Zoom (let me know you did and for what (week #2) <text:span text:style-name="T7">1 – you then been working w Milo <text:s/></text:span><text:span text:style-name="T10">A</text:span></text:p>
        </text:list-item>
        <text:list-item>
          <text:p text:style-name="P16">CSS exercise (week #2) <text:span text:style-name="T6">1 </text:span><text:span text:style-name="T10">A </text:span></text:p>
        </text:list-item>
        <text:list-item>
          <text:p text:style-name="P16">Link exercise (week #2) <text:span text:style-name="T7">1 </text:span><text:span text:style-name="T10">A</text:span></text:p>
        </text:list-item>
      </text:list>
      <text:list xml:id="list2570724521" text:style-name="WW8Num2">
        <text:list-item>
          <text:p text:style-name="P17">CSS, links, table and image assignment (week #2) <text:span text:style-name="T7">1</text:span></text:p>
        </text:list-item>
        <text:list-item>
          <text:p text:style-name="P21"><text:span text:style-name="T14">Mapping exercise (week #3) </text:span><text:span text:style-name="T15">1</text:span><text:span text:style-name="T16"> </text:span><text:span text:style-name="T10">A+</text:span></text:p>
        </text:list-item>
        <text:list-item>
          <text:p text:style-name="P28">Frame exercise (week #3) <text:s/>- <text:span text:style-name="T19">2</text:span></text:p>
        </text:list-item>
        <text:list-item>
          <text:p text:style-name="P22"><text:span text:style-name="T17">Assignment on tables topic agenda (week #3)</text:span> <text:span text:style-name="T10">A+</text:span></text:p>
        </text:list-item>
        <text:list-item>
          <text:p text:style-name="P24">Assignment on tables and images (week #3) - <text:span text:style-name="T10">3</text:span></text:p>
        </text:list-item>
        <text:list-item>
          <text:p text:style-name="P24">Syllabus Assignments (week #4) -<text:span text:style-name="T10">3</text:span></text:p>
        </text:list-item>
        <text:list-item>
          <text:p text:style-name="P21"><text:span text:style-name="T14">CSS Assignment (week #4) </text:span><text:span text:style-name="T10">A+</text:span></text:p>
        </text:list-item>
        <text:list-item>
          <text:p text:style-name="P19">First web project (week #4) <text:span text:style-name="T6">1 </text:span></text:p>
        </text:list-item>
        <text:list-item>
          <text:p text:style-name="P19">First JavaScript assignment (week #5) <text:span text:style-name="T7">1</text:span></text:p>
        </text:list-item>
        <text:list-item>
          <text:p text:style-name="P19">IF code assignment (week #5) <text:span text:style-name="T10">A+</text:span></text:p>
        </text:list-item>
        <text:list-item>
          <text:p text:style-name="P19">Second JavaScript assignment (week #6) <text:span text:style-name="T7">1</text:span></text:p>
        </text:list-item>
        <text:list-item>
          <text:p text:style-name="P26">Mixed problems (week #7)</text:p>
        </text:list-item>
      </text:list>
      <text:list xml:id="list606689474" text:style-name="WW8Num4">
        <text:list-item>
          <text:p text:style-name="P20">Function problems (week #8) <text:span text:style-name="T6">1</text:span></text:p>
        </text:list-item>
        <text:list-item>
          <text:p text:style-name="P18">Student form (week #9) <text:span text:style-name="T12">1 – </text:span><text:span text:style-name="T13">2</text:span></text:p>
        </text:list-item>
        <text:list-item>
          <text:p text:style-name="P23">Points Penalty Form (week #11) <text:span text:style-name="T8">2</text:span></text:p>
        </text:list-item>
        <text:list-item>
          <text:p text:style-name="P25">Pet Boarding (week #11) - <text:span text:style-name="T10">3</text:span></text:p>
        </text:list-item>
        <text:list-item>
          <text:p text:style-name="P20">CSS3 (5 examples) (week #12) <text:span text:style-name="T6">1</text:span></text:p>
        </text:list-item>
        <text:list-item>
          <text:p text:style-name="P27">Work around the house (week #12) - <text:span text:style-name="T18">2</text:span></text:p>
        </text:list-item>
        <text:list-item>
          <text:p text:style-name="P18">Second web project (week #12) <text:span text:style-name="T10">2</text:span></text:p>
        </text:list-item>
        <text:list-item>
          <text:p text:style-name="P27">Quiz assignment (week #13) - <text:span text:style-name="T18">2</text:span></text:p>
        </text:list-item>
        <text:list-item>
          <text:p text:style-name="P25">Real Estate page (week #13) - <text:span text:style-name="T10">3</text:span></text:p>
        </text:list-item>
      </text:list>
      <text:p text:style-name="P12"/>
      <text:p text:style-name="Standard">Let me know if I forgot something – I will find it anyway!</text:p>
      <text:p text:style-name="Standard"/>
      <text:p text:style-name="Standard">List any extra credit you did:</text:p>
      <text:p text:style-name="Standard"/>
      <text:p text:style-name="Text_20_body">This has been a difficult semester. <text:s/>If you have information I should know or remember you should include it now. <text:s/>Some of you have contacted me to explain your situation and we have decided on a solution. <text:s/>Now is the time to tell me the solution so I am sure that I remember and we agree.</text:p>
      <text:p text:style-name="Text_20_body">If you have not contacted me but you have information that you think I should know, now is the time to explain it to me. </text:p>
      <text:p text:style-name="Standard"/>
      <text:p text:style-name="Standard"/>
      <text:p text:style-name="Standard"/>
      <text:p text:style-name="P3"><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egoe UI" svg:font-family="'Segoe UI', 'Segoe UI Web (West European)', 'Segoe UI', apple-system, BlinkMacSystemFont, Roboto, 'Helvetica Neue', sans-serif"/>
    <style:font-face style:name="StarSymbol" svg:font-family="StarSymbol, 'Arial Unicode M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W8Num1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7T16:52:48.054000000</meta:creation-date>
    <dc:date>2021-12-17T01:26:28.805000000</dc:date>
    <meta:editing-duration>P1DT1H57M51S</meta:editing-duration>
    <meta:editing-cycles>5</meta:editing-cycles>
    <meta:generator>LibreOffice/7.0.5.2$Windows_X86_64 LibreOffice_project/64390860c6cd0aca4beafafcfd84613dd9dfb63a</meta:generator>
    <meta:document-statistic meta:table-count="0" meta:image-count="0" meta:object-count="0" meta:page-count="2" meta:paragraph-count="62" meta:word-count="599" meta:character-count="3444" meta:non-whitespace-character-count="2910"/>
  </office:meta>
</office:document-meta>
</file>